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Name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NameQuery.LocalNameQuery( String localName , IndexFormat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Name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Name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